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master-page-name="HTML">
      <style:paragraph-properties style:page-number="auto"/>
    </style:style>
    <style:style style:name="P2" style:family="paragraph" style:parent-style-name="Preformatted_20_Text">
      <style:paragraph-properties fo:margin-top="0in" fo:margin-bottom="0.1965in"/>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blem P: Count</text:h>
      <text:p text:style-name="Text_20_body"><text:line-break/><text:span text:style-name="T1">Source:</text:span> <text:span text:style-name="Teletype">count.{c,cpp,java}</text:span> <text:line-break/><text:span text:style-name="T1">Input:</text:span> <text:span text:style-name="Teletype">count.in</text:span> <text:line-break/><text:span text:style-name="T1">Output:</text:span> <text:span text:style-name="Teletype">count.out</text:span> </text:p>
      <text:p text:style-name="Text_20_body">This problem is strictly to acclimate teams to the contest environment. We strongly suggest you first finish this problem, and then attempt the more complex practice problem.</text:p>
      <text:h text:style-name="Heading_20_2" text:outline-level="2" text:is-list-header="true">Input</text:h>
      <text:p text:style-name="Text_20_body">The input file will contain an unknown number of lines with at most 100 characters on each line. All the characters will be printable ASCII characters. Note that the input file will always exist, but may be empty.</text:p>
      <text:h text:style-name="Heading_20_2" text:outline-level="2" text:is-list-header="true">Output</text:h>
      <text:p text:style-name="Text_20_body">The number of lines in the input file.</text:p>
      <text:h text:style-name="Heading_20_2" text:outline-level="2" text:is-list-header="true">Sample input</text:h>
      <text:p text:style-name="Preformatted_20_Text">one</text:p>
      <text:p text:style-name="Preformatted_20_Text">and two</text:p>
      <text:p text:style-name="P2">three</text:p>
      <text:h text:style-name="Heading_20_2" text:outline-level="2" text:is-list-header="true">Output for sample input</text:h>
      <text:p text:style-name="P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DejaVu Serif"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horndale" fo:font-size="14pt" fo:font-weight="bold" style:font-name-asian="HG Mincho Light J" style:font-size-asian="14pt" style:font-weight-asian="bold" style:font-name-complex="Arial Unicode MS" style:font-size-complex="14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Preformatted_20_Text" style:display-name="Preformatted Text" style:family="paragraph" style:parent-style-name="Standard" style:class="html">
      <style:paragraph-properties fo:margin-top="0in" fo:margin-bottom="0in"/>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Heading_20_2" style:display-name="Heading 2" style:family="paragraph" style:parent-style-name="Heading" style:next-style-name="Text_20_body" style:class="text" style:default-outline-level="2">
      <style:text-properties style:font-name="DejaVu Serif" fo:font-size="18pt" fo:font-weight="bold" style:font-name-asian="DejaVu Sans" style:font-size-asian="18pt" style:font-weight-asian="bold" style:font-name-complex="DejaVu 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Problem P: Count</dc:titl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1" meta:paragraph-count="13" meta:word-count="98" meta:character-count="567"/>
  </office:meta>
</office:document-meta>
</file>